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350" officeooo:paragraph-rsid="00117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first ODT file.</text:p>
      <text:p text:style-name="P1"/>
      <text:p text:style-name="P1">This has lots of text inside.</text:p>
      <text:p text:style-name="P1"/>
      <text:p text:style-name="P1">“Ink is a verb, so ink!” At least, that’s what my Linux teacher always sa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9:25.609568696</meta:creation-date>
    <meta:generator>LibreOffice/5.1.6.2$Linux_X86_64 LibreOffice_project/10m0$Build-2</meta:generator>
    <dc:date>2018-03-13T08:35:22.104374455</dc:date>
    <meta:editing-duration>PT1M10S</meta:editing-duration>
    <meta:editing-cycles>2</meta:editing-cycles>
    <meta:document-statistic meta:table-count="0" meta:image-count="0" meta:object-count="0" meta:page-count="1" meta:paragraph-count="3" meta:word-count="27" meta:character-count="132" meta:non-whitespace-character-count="108"/>
  </office:meta>
</office:document-meta>
</file>